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146in"/>
    </style:style>
    <style:style style:name="co2" style:family="table-column">
      <style:table-column-properties fo:break-before="auto" style:column-width="1.3646in"/>
    </style:style>
    <style:style style:name="co3" style:family="table-column">
      <style:table-column-properties fo:break-before="auto" style:column-width="1.3543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ummary_counter_education_Fraction of hateful persons" table:style-name="ta1">
        <table:shapes>
          <draw:frame draw:z-index="0" draw:style-name="gr1" draw:text-style-name="P1" svg:width="6.2988in" svg:height="3.5429in" svg:x="8.3665in" svg:y="0.0394in">
            <draw:object draw:notify-on-update-of-ranges="'summary_counter_education_Fraction of hateful persons'.A2:'summary_counter_education_Fraction of hateful persons'.A6 'summary_counter_education_Fraction of hateful persons'.B1:'summary_counter_education_Fraction of hateful persons'.B1 'summary_counter_education_Fraction of hateful persons'.B2:'summary_counter_education_Fraction of hateful persons'.B6 'summary_counter_education_Fraction of hateful persons'.C1:'summary_counter_education_Fraction of hateful persons'.C1 'summary_counter_education_Fraction of hateful persons'.C2:'summary_counter_education_Fraction of hateful persons'.C6 'summary_counter_education_Fraction of hateful persons'.D1:'summary_counter_education_Fraction of hateful persons'.D1 'summary_counter_education_Fraction of hateful persons'.D2:'summary_counter_education_Fraction of hateful persons'.D6 'summary_counter_education_Fraction of hateful persons'.E1:'summary_counter_education_Fraction of hateful persons'.E1 'summary_counter_education_Fraction of hateful persons'.E2:'summary_counter_education_Fraction of hateful persons'.E6 'summary_counter_education_Fraction of hateful persons'.F1:'summary_counter_education_Fraction of hateful persons'.F1 'summary_counter_education_Fraction of hateful persons'.F2:'summary_counter_education_Fraction of hateful persons'.F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2.8031in" svg:x="0in" svg:y="5.1654in">
            <draw:object draw:notify-on-update-of-ranges="'summary_counter_education_Fraction of hateful persons'.A2:'summary_counter_education_Fraction of hateful persons'.A6 'summary_counter_education_Fraction of hateful persons'.B1:'summary_counter_education_Fraction of hateful persons'.B1 'summary_counter_education_Fraction of hateful persons'.B2:'summary_counter_education_Fraction of hateful persons'.B6 'summary_counter_education_Fraction of hateful persons'.C1:'summary_counter_education_Fraction of hateful persons'.C1 'summary_counter_education_Fraction of hateful persons'.C2:'summary_counter_education_Fraction of hateful persons'.C6 'summary_counter_education_Fraction of hateful persons'.D1:'summary_counter_education_Fraction of hateful persons'.D1 'summary_counter_education_Fraction of hateful persons'.D2:'summary_counter_education_Fraction of hateful persons'.D6 'summary_counter_education_Fraction of hateful persons'.E1:'summary_counter_education_Fraction of hateful persons'.E1 'summary_counter_education_Fraction of hateful persons'.E2:'summary_counter_education_Fraction of hateful persons'.E6 'summary_counter_education_Fraction of hateful persons'.F1:'summary_counter_education_Fraction of hateful persons'.F1 'summary_counter_education_Fraction of hateful persons'.F2:'summary_counter_education_Fraction of hateful persons'.F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hate_score_dist_alpha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4" calcext:value-type="float">
            <text:p>0.024</text:p>
          </table:table-cell>
          <table:table-cell office:value-type="float" office:value="0.027" calcext:value-type="float">
            <text:p>0.027</text:p>
          </table:table-cell>
          <table:table-cell office:value-type="float" office:value="0.039" calcext:value-type="float">
            <text:p>0.039</text:p>
          </table:table-cell>
          <table:table-cell office:value-type="float" office:value="0.048" calcext:value-type="float">
            <text:p>0.048</text:p>
          </table:table-cell>
          <table:table-cell office:value-type="float" office:value="0.062" calcext:value-type="float">
            <text:p>0.06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250618556701031" calcext:value-type="float">
            <text:p>0.025061855670103</text:p>
          </table:table-cell>
          <table:table-cell office:value-type="float" office:value="0.0317659574468085" calcext:value-type="float">
            <text:p>0.031765957446809</text:p>
          </table:table-cell>
          <table:table-cell office:value-type="float" office:value="0.0391516853932584" calcext:value-type="float">
            <text:p>0.039151685393258</text:p>
          </table:table-cell>
          <table:table-cell office:value-type="float" office:value="0.0377739463601532" calcext:value-type="float">
            <text:p>0.037773946360153</text:p>
          </table:table-cell>
          <table:table-cell office:value-type="float" office:value="0.0460510204081633" calcext:value-type="float">
            <text:p>0.04605102040816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231616161616162" calcext:value-type="float">
            <text:p>0.023161616161616</text:p>
          </table:table-cell>
          <table:table-cell office:value-type="float" office:value="0.0203780068728522" calcext:value-type="float">
            <text:p>0.020378006872852</text:p>
          </table:table-cell>
          <table:table-cell office:value-type="float" office:value="0.0266581632653061" calcext:value-type="float">
            <text:p>0.026658163265306</text:p>
          </table:table-cell>
          <table:table-cell office:value-type="float" office:value="0.0310618556701031" calcext:value-type="float">
            <text:p>0.031061855670103</text:p>
          </table:table-cell>
          <table:table-cell office:value-type="float" office:value="0.0320976430976431" calcext:value-type="float">
            <text:p>0.03209764309764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173434343434343" calcext:value-type="float">
            <text:p>0.017343434343434</text:p>
          </table:table-cell>
          <table:table-cell office:value-type="float" office:value="0.01788" calcext:value-type="float">
            <text:p>0.01788</text:p>
          </table:table-cell>
          <table:table-cell office:value-type="float" office:value="0.0192551020408163" calcext:value-type="float">
            <text:p>0.019255102040816</text:p>
          </table:table-cell>
          <table:table-cell office:value-type="float" office:value="0.0201840277777778" calcext:value-type="float">
            <text:p>0.020184027777778</text:p>
          </table:table-cell>
          <table:table-cell office:value-type="float" office:value="0.0225969387755102" calcext:value-type="float">
            <text:p>0.022596938775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1427" calcext:value-type="float">
            <text:p>0.01427</text:p>
          </table:table-cell>
          <table:table-cell office:value-type="float" office:value="0.0147205387205387" calcext:value-type="float">
            <text:p>0.014720538720539</text:p>
          </table:table-cell>
          <table:table-cell office:value-type="float" office:value="0.0151122448979592" calcext:value-type="float">
            <text:p>0.015112244897959</text:p>
          </table:table-cell>
          <table:table-cell office:value-type="float" office:value="0.0161766666666667" calcext:value-type="float">
            <text:p>0.016176666666667</text:p>
          </table:table-cell>
          <table:table-cell office:value-type="float" office:value="0.0169410774410774" calcext:value-type="float">
            <text:p>0.01694107744107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0">00/00/0000</text:date>, <text:time style:data-style-name="N2" text:time-value="14:45:03.3983306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5-10T15:13:45.302538871</dc:date>
    <meta:editing-duration>PT52M4S</meta:editing-duration>
    <meta:editing-cycles>10</meta:editing-cycles>
    <meta:generator>LibreOffice/7.0.5.2$Linux_X86_64 LibreOffice_project/00$Build-2</meta:generator>
    <meta:document-statistic meta:table-count="1" meta:cell-count="36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915cm" svg:y="3.205cm" style:legend-expansion="high" chart:style-name="ch2"/>
        <chart:plot-area chart:style-name="ch3" table:cell-range-address="'summary_counter_education_Fraction of hateful persons'.A1:'summary_counter_education_Fraction of hateful persons'.F6" chart:data-source-has-labels="both" svg:x="1.331cm" svg:y="0.18cm" svg:width="12.264cm" svg:height="7.659cm">
          <chart:coordinate-region svg:x="2.243cm" svg:y="0.38cm" svg:width="11.258cm" svg:height="6.812cm"/>
          <chart:axis chart:dimension="x" chart:name="primary-x" chart:style-name="ch4" chartooo:axis-type="auto">
            <chartooo:date-scale/>
            <chart:title svg:x="6.996cm" svg:y="8.019cm" chart:style-name="ch5">
              <text:p>alpha</text:p>
            </chart:title>
            <chart:categories table:cell-range-address="'summary_counter_education_Fraction of hateful persons'.A2:'summary_counter_education_Fraction of hateful persons'.A6"/>
          </chart:axis>
          <chart:axis chart:dimension="y" chart:name="primary-y" chart:style-name="ch4">
            <chart:title svg:x="0.451cm" svg:y="5.746cm" chart:style-name="ch6">
              <text:p>fraction hateful persons</text:p>
            </chart:title>
            <chart:grid chart:style-name="ch7" chart:class="major"/>
          </chart:axis>
          <chart:series chart:style-name="ch8" chart:values-cell-range-address="'summary_counter_education_Fraction of hateful persons'.B2:'summary_counter_education_Fraction of hateful persons'.B6" chart:label-cell-address="'summary_counter_education_Fraction of hateful persons'.B1:'summary_counter_education_Fraction of hateful persons'.B1" chart:class="chart:line">
            <chart:data-point chart:repeated="5"/>
          </chart:series>
          <chart:series chart:style-name="ch9" chart:values-cell-range-address="'summary_counter_education_Fraction of hateful persons'.C2:'summary_counter_education_Fraction of hateful persons'.C6" chart:label-cell-address="'summary_counter_education_Fraction of hateful persons'.C1:'summary_counter_education_Fraction of hateful persons'.C1" chart:class="chart:line">
            <chart:data-point chart:repeated="5"/>
          </chart:series>
          <chart:series chart:style-name="ch10" chart:values-cell-range-address="'summary_counter_education_Fraction of hateful persons'.D2:'summary_counter_education_Fraction of hateful persons'.D6" chart:label-cell-address="'summary_counter_education_Fraction of hateful persons'.D1:'summary_counter_education_Fraction of hateful persons'.D1" chart:class="chart:line">
            <chart:data-point chart:repeated="5"/>
          </chart:series>
          <chart:series chart:style-name="ch11" chart:values-cell-range-address="'summary_counter_education_Fraction of hateful persons'.E2:'summary_counter_education_Fraction of hateful persons'.E6" chart:label-cell-address="'summary_counter_education_Fraction of hateful persons'.E1:'summary_counter_education_Fraction of hateful persons'.E1" chart:class="chart:line">
            <chart:data-point chart:repeated="5"/>
          </chart:series>
          <chart:series chart:style-name="ch12" chart:values-cell-range-address="'summary_counter_education_Fraction of hateful persons'.F2:'summary_counter_education_Fraction of hateful persons'.F6" chart:label-cell-address="'summary_counter_education_Fraction of hateful persons'.F1:'summary_counter_education_Fraction of hateful persons'.F1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</text:p>
                <draw:g>
                  <svg:desc>'summary_counter_education_Fraction of hateful persons'.B1:'summary_counter_education_Fraction of hateful persons'.B1</svg:desc>
                </draw:g>
              </table:table-cell>
              <table:table-cell office:value-type="string">
                <text:p>500</text:p>
                <draw:g>
                  <svg:desc>'summary_counter_education_Fraction of hateful persons'.C1:'summary_counter_education_Fraction of hateful persons'.C1</svg:desc>
                </draw:g>
              </table:table-cell>
              <table:table-cell office:value-type="string">
                <text:p>1000</text:p>
                <draw:g>
                  <svg:desc>'summary_counter_education_Fraction of hateful persons'.D1:'summary_counter_education_Fraction of hateful persons'.D1</svg:desc>
                </draw:g>
              </table:table-cell>
              <table:table-cell office:value-type="string">
                <text:p>2000</text:p>
                <draw:g>
                  <svg:desc>'summary_counter_education_Fraction of hateful persons'.E1:'summary_counter_education_Fraction of hateful persons'.E1</svg:desc>
                </draw:g>
              </table:table-cell>
              <table:table-cell office:value-type="string">
                <text:p>5000</text:p>
                <draw:g>
                  <svg:desc>'summary_counter_education_Fraction of hateful persons'.F1:'summary_counter_education_Fraction of hateful persons'.F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summary_counter_education_Fraction of hateful persons'.A2:'summary_counter_education_Fraction of hateful persons'.A6</svg:desc>
                </draw:g>
              </table:table-cell>
              <table:table-cell office:value-type="float" office:value="0.024">
                <text:p>0.024</text:p>
                <draw:g>
                  <svg:desc>'summary_counter_education_Fraction of hateful persons'.B2:'summary_counter_education_Fraction of hateful persons'.B6</svg:desc>
                </draw:g>
              </table:table-cell>
              <table:table-cell office:value-type="float" office:value="0.027">
                <text:p>0.027</text:p>
                <draw:g>
                  <svg:desc>'summary_counter_education_Fraction of hateful persons'.C2:'summary_counter_education_Fraction of hateful persons'.C6</svg:desc>
                </draw:g>
              </table:table-cell>
              <table:table-cell office:value-type="float" office:value="0.039">
                <text:p>0.039</text:p>
                <draw:g>
                  <svg:desc>'summary_counter_education_Fraction of hateful persons'.D2:'summary_counter_education_Fraction of hateful persons'.D6</svg:desc>
                </draw:g>
              </table:table-cell>
              <table:table-cell office:value-type="float" office:value="0.048">
                <text:p>0.048</text:p>
                <draw:g>
                  <svg:desc>'summary_counter_education_Fraction of hateful persons'.E2:'summary_counter_education_Fraction of hateful persons'.E6</svg:desc>
                </draw:g>
              </table:table-cell>
              <table:table-cell office:value-type="float" office:value="0.062">
                <text:p>0.062</text:p>
                <draw:g>
                  <svg:desc>'summary_counter_education_Fraction of hateful persons'.F2:'summary_counter_education_Fraction of hateful persons'.F6</svg:desc>
                </draw:g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250618556701031">
                <text:p>0.0250618556701031</text:p>
              </table:table-cell>
              <table:table-cell office:value-type="float" office:value="0.0317659574468085">
                <text:p>0.0317659574468085</text:p>
              </table:table-cell>
              <table:table-cell office:value-type="float" office:value="0.0391516853932584">
                <text:p>0.0391516853932584</text:p>
              </table:table-cell>
              <table:table-cell office:value-type="float" office:value="0.0377739463601532">
                <text:p>0.0377739463601532</text:p>
              </table:table-cell>
              <table:table-cell office:value-type="float" office:value="0.0460510204081633">
                <text:p>0.046051020408163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231616161616162">
                <text:p>0.0231616161616162</text:p>
              </table:table-cell>
              <table:table-cell office:value-type="float" office:value="0.0203780068728522">
                <text:p>0.0203780068728522</text:p>
              </table:table-cell>
              <table:table-cell office:value-type="float" office:value="0.0266581632653061">
                <text:p>0.0266581632653061</text:p>
              </table:table-cell>
              <table:table-cell office:value-type="float" office:value="0.0310618556701031">
                <text:p>0.0310618556701031</text:p>
              </table:table-cell>
              <table:table-cell office:value-type="float" office:value="0.0320976430976431">
                <text:p>0.032097643097643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173434343434343">
                <text:p>0.0173434343434343</text:p>
              </table:table-cell>
              <table:table-cell office:value-type="float" office:value="0.01788">
                <text:p>0.01788</text:p>
              </table:table-cell>
              <table:table-cell office:value-type="float" office:value="0.0192551020408163">
                <text:p>0.0192551020408163</text:p>
              </table:table-cell>
              <table:table-cell office:value-type="float" office:value="0.0201840277777778">
                <text:p>0.0201840277777778</text:p>
              </table:table-cell>
              <table:table-cell office:value-type="float" office:value="0.0225969387755102">
                <text:p>0.022596938775510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1427">
                <text:p>0.01427</text:p>
              </table:table-cell>
              <table:table-cell office:value-type="float" office:value="0.0147205387205387">
                <text:p>0.0147205387205387</text:p>
              </table:table-cell>
              <table:table-cell office:value-type="float" office:value="0.0151122448979592">
                <text:p>0.0151122448979592</text:p>
              </table:table-cell>
              <table:table-cell office:value-type="float" office:value="0.0161766666666667">
                <text:p>0.0161766666666667</text:p>
              </table:table-cell>
              <table:table-cell office:value-type="float" office:value="0.0169410774410774">
                <text:p>0.016941077441077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5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0pt" style:font-size-asian="9pt" style:font-size-complex="9pt"/>
    </style:style>
    <style:style style:name="ch6" style:family="chart">
      <style:chart-properties style:rotation-angle="90"/>
      <style:text-properties fo:font-size="12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7.121cm" xlink:href=".." xlink:type="simple" chart:class="chart:line" chart:style-name="ch1">
        <chart:legend chart:legend-position="end" svg:x="13.915cm" svg:y="2.265cm" style:legend-expansion="high" chart:style-name="ch2"/>
        <chart:plot-area chart:style-name="ch3" table:cell-range-address="'summary_counter_education_Fraction of hateful persons'.A1:'summary_counter_education_Fraction of hateful persons'.F6" chart:data-source-has-labels="both" svg:x="1.475cm" svg:y="0.142cm" svg:width="12.12cm" svg:height="5.807cm">
          <chart:coordinate-region svg:x="2.387cm" svg:y="0.342cm" svg:width="11.114cm" svg:height="4.96cm"/>
          <chart:axis chart:dimension="x" chart:name="primary-x" chart:style-name="ch4" chartooo:axis-type="auto">
            <chartooo:date-scale/>
            <chart:title svg:x="7.061cm" svg:y="6.092cm" chart:style-name="ch5">
              <text:p>alpha</text:p>
            </chart:title>
            <chart:categories table:cell-range-address="'summary_counter_education_Fraction of hateful persons'.A2:'summary_counter_education_Fraction of hateful persons'.A6"/>
          </chart:axis>
          <chart:axis chart:dimension="y" chart:name="primary-y" chart:style-name="ch4">
            <chart:title svg:x="0.451cm" svg:y="5.087cm" chart:style-name="ch6">
              <text:p>fraction hateful persons</text:p>
            </chart:title>
            <chart:grid chart:style-name="ch7" chart:class="major"/>
          </chart:axis>
          <chart:series chart:style-name="ch8" chart:values-cell-range-address="'summary_counter_education_Fraction of hateful persons'.B2:'summary_counter_education_Fraction of hateful persons'.B6" chart:label-cell-address="'summary_counter_education_Fraction of hateful persons'.B1:'summary_counter_education_Fraction of hateful persons'.B1" chart:class="chart:line">
            <chart:data-point chart:repeated="5"/>
          </chart:series>
          <chart:series chart:style-name="ch9" chart:values-cell-range-address="'summary_counter_education_Fraction of hateful persons'.C2:'summary_counter_education_Fraction of hateful persons'.C6" chart:label-cell-address="'summary_counter_education_Fraction of hateful persons'.C1:'summary_counter_education_Fraction of hateful persons'.C1" chart:class="chart:line">
            <chart:data-point chart:repeated="5"/>
          </chart:series>
          <chart:series chart:style-name="ch10" chart:values-cell-range-address="'summary_counter_education_Fraction of hateful persons'.D2:'summary_counter_education_Fraction of hateful persons'.D6" chart:label-cell-address="'summary_counter_education_Fraction of hateful persons'.D1:'summary_counter_education_Fraction of hateful persons'.D1" chart:class="chart:line">
            <chart:data-point chart:repeated="5"/>
          </chart:series>
          <chart:series chart:style-name="ch11" chart:values-cell-range-address="'summary_counter_education_Fraction of hateful persons'.E2:'summary_counter_education_Fraction of hateful persons'.E6" chart:label-cell-address="'summary_counter_education_Fraction of hateful persons'.E1:'summary_counter_education_Fraction of hateful persons'.E1" chart:class="chart:line">
            <chart:data-point chart:repeated="5"/>
          </chart:series>
          <chart:series chart:style-name="ch12" chart:values-cell-range-address="'summary_counter_education_Fraction of hateful persons'.F2:'summary_counter_education_Fraction of hateful persons'.F6" chart:label-cell-address="'summary_counter_education_Fraction of hateful persons'.F1:'summary_counter_education_Fraction of hateful persons'.F1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</text:p>
                <draw:g>
                  <svg:desc>'summary_counter_education_Fraction of hateful persons'.B1:'summary_counter_education_Fraction of hateful persons'.B1</svg:desc>
                </draw:g>
              </table:table-cell>
              <table:table-cell office:value-type="string">
                <text:p>500</text:p>
                <draw:g>
                  <svg:desc>'summary_counter_education_Fraction of hateful persons'.C1:'summary_counter_education_Fraction of hateful persons'.C1</svg:desc>
                </draw:g>
              </table:table-cell>
              <table:table-cell office:value-type="string">
                <text:p>1000</text:p>
                <draw:g>
                  <svg:desc>'summary_counter_education_Fraction of hateful persons'.D1:'summary_counter_education_Fraction of hateful persons'.D1</svg:desc>
                </draw:g>
              </table:table-cell>
              <table:table-cell office:value-type="string">
                <text:p>2000</text:p>
                <draw:g>
                  <svg:desc>'summary_counter_education_Fraction of hateful persons'.E1:'summary_counter_education_Fraction of hateful persons'.E1</svg:desc>
                </draw:g>
              </table:table-cell>
              <table:table-cell office:value-type="string">
                <text:p>5000</text:p>
                <draw:g>
                  <svg:desc>'summary_counter_education_Fraction of hateful persons'.F1:'summary_counter_education_Fraction of hateful persons'.F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summary_counter_education_Fraction of hateful persons'.A2:'summary_counter_education_Fraction of hateful persons'.A6</svg:desc>
                </draw:g>
              </table:table-cell>
              <table:table-cell office:value-type="float" office:value="0.024">
                <text:p>0.024</text:p>
                <draw:g>
                  <svg:desc>'summary_counter_education_Fraction of hateful persons'.B2:'summary_counter_education_Fraction of hateful persons'.B6</svg:desc>
                </draw:g>
              </table:table-cell>
              <table:table-cell office:value-type="float" office:value="0.027">
                <text:p>0.027</text:p>
                <draw:g>
                  <svg:desc>'summary_counter_education_Fraction of hateful persons'.C2:'summary_counter_education_Fraction of hateful persons'.C6</svg:desc>
                </draw:g>
              </table:table-cell>
              <table:table-cell office:value-type="float" office:value="0.039">
                <text:p>0.039</text:p>
                <draw:g>
                  <svg:desc>'summary_counter_education_Fraction of hateful persons'.D2:'summary_counter_education_Fraction of hateful persons'.D6</svg:desc>
                </draw:g>
              </table:table-cell>
              <table:table-cell office:value-type="float" office:value="0.048">
                <text:p>0.048</text:p>
                <draw:g>
                  <svg:desc>'summary_counter_education_Fraction of hateful persons'.E2:'summary_counter_education_Fraction of hateful persons'.E6</svg:desc>
                </draw:g>
              </table:table-cell>
              <table:table-cell office:value-type="float" office:value="0.062">
                <text:p>0.062</text:p>
                <draw:g>
                  <svg:desc>'summary_counter_education_Fraction of hateful persons'.F2:'summary_counter_education_Fraction of hateful persons'.F6</svg:desc>
                </draw:g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250618556701031">
                <text:p>0.0250618556701031</text:p>
              </table:table-cell>
              <table:table-cell office:value-type="float" office:value="0.0317659574468085">
                <text:p>0.0317659574468085</text:p>
              </table:table-cell>
              <table:table-cell office:value-type="float" office:value="0.0391516853932584">
                <text:p>0.0391516853932584</text:p>
              </table:table-cell>
              <table:table-cell office:value-type="float" office:value="0.0377739463601532">
                <text:p>0.0377739463601532</text:p>
              </table:table-cell>
              <table:table-cell office:value-type="float" office:value="0.0460510204081633">
                <text:p>0.046051020408163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231616161616162">
                <text:p>0.0231616161616162</text:p>
              </table:table-cell>
              <table:table-cell office:value-type="float" office:value="0.0203780068728522">
                <text:p>0.0203780068728522</text:p>
              </table:table-cell>
              <table:table-cell office:value-type="float" office:value="0.0266581632653061">
                <text:p>0.0266581632653061</text:p>
              </table:table-cell>
              <table:table-cell office:value-type="float" office:value="0.0310618556701031">
                <text:p>0.0310618556701031</text:p>
              </table:table-cell>
              <table:table-cell office:value-type="float" office:value="0.0320976430976431">
                <text:p>0.032097643097643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173434343434343">
                <text:p>0.0173434343434343</text:p>
              </table:table-cell>
              <table:table-cell office:value-type="float" office:value="0.01788">
                <text:p>0.01788</text:p>
              </table:table-cell>
              <table:table-cell office:value-type="float" office:value="0.0192551020408163">
                <text:p>0.0192551020408163</text:p>
              </table:table-cell>
              <table:table-cell office:value-type="float" office:value="0.0201840277777778">
                <text:p>0.0201840277777778</text:p>
              </table:table-cell>
              <table:table-cell office:value-type="float" office:value="0.0225969387755102">
                <text:p>0.022596938775510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1427">
                <text:p>0.01427</text:p>
              </table:table-cell>
              <table:table-cell office:value-type="float" office:value="0.0147205387205387">
                <text:p>0.0147205387205387</text:p>
              </table:table-cell>
              <table:table-cell office:value-type="float" office:value="0.0151122448979592">
                <text:p>0.0151122448979592</text:p>
              </table:table-cell>
              <table:table-cell office:value-type="float" office:value="0.0161766666666667">
                <text:p>0.0161766666666667</text:p>
              </table:table-cell>
              <table:table-cell office:value-type="float" office:value="0.0169410774410774">
                <text:p>0.016941077441077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5.2$Linux_X86_64 LibreOffice_project/0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